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d65e" officeooo:paragraph-rsid="0011d65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1d65e" officeooo:paragraph-rsid="0011d65e"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11d65e" officeooo:paragraph-rsid="0011d65e"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of Popular Applications and Services</text:p>
      <text:p text:style-name="P1"/>
      <text:p text:style-name="P2"/>
      <text:p text:style-name="P3">The following document consists of the system design and architecture of the highly scaled and efficiently managed systems which provide services to the millions of people in the form of applications and softwares to the people in <text:s/>various continents all over the world. This study would help us understand <text:s/>the underlying architecture and help us gain knowledge in the field of system design.</text:p>
      <text:p text:style-name="P3"/>
      <text:p text:style-name="P3">1. <text:span text:style-name="T2">Netflix System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09:18:27.573055436</meta:creation-date>
    <dc:date>2020-05-11T09:23:12.942019245</dc:date>
    <meta:editing-duration>PT4M50S</meta:editing-duration>
    <meta:editing-cycles>1</meta:editing-cycles>
    <meta:document-statistic meta:table-count="0" meta:image-count="0" meta:object-count="0" meta:page-count="1" meta:paragraph-count="3" meta:word-count="74" meta:character-count="467" meta:non-whitespace-character-count="394"/>
    <meta:generator>LibreOffice/5.1.6.2$Linux_X86_64 LibreOffice_project/10m0$Build-2</meta:generator>
  </office:meta>
</office:document-meta>
</file>